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8D000001FC248FEE5F8956A17D.png" manifest:media-type="image/png"/>
  <manifest:file-entry manifest:full-path="Pictures/100000000000038D000001C9E2CC860E00C5793B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1dae" officeooo:paragraph-rsid="001c1da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c1dae" officeooo:paragraph-rsid="001c1da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blage module / simulateur equilibreuse</text:p>
      <text:p text:style-name="P1"/>
      <text:p text:style-name="P1"/>
      <text:p text:style-name="P2"><draw:frame draw:style-name="fr2" draw:name="Image1" text:anchor-type="char" svg:width="17cm" svg:height="8.546cm" draw:z-index="0"><draw:image xlink:href="Pictures/100000000000038D000001C9E2CC860E00C5793B.png" xlink:type="simple" xlink:show="embed" xlink:actuate="onLoad" draw:mime-type="image/png"/></draw:frame><draw:frame draw:style-name="fr1" draw:name="Image2" text:anchor-type="char" svg:x="0.092cm" svg:y="8.892cm" svg:width="11.432cm" svg:height="6.033cm" draw:z-index="1"><draw:image xlink:href="Pictures/100000000000028D000001FC248FEE5F8956A1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15T11:42:01.722779756</meta:creation-date>
    <dc:date>2021-11-15T11:53:13.905009269</dc:date>
    <meta:editing-duration>PT1M12S</meta:editing-duration>
    <meta:editing-cycles>1</meta:editing-cycles>
    <meta:document-statistic meta:table-count="0" meta:image-count="2" meta:object-count="0" meta:page-count="1" meta:paragraph-count="1" meta:word-count="5" meta:character-count="40" meta:non-whitespace-character-count="36"/>
    <meta:generator>LibreOffice/7.0.6.2$Linux_X86_64 LibreOffice_project/00$Build-2</meta:generator>
  </office:meta>
</office:document-meta>
</file>